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7000003E0695688D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3465a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8cm" svg:height="11.311cm" svg:x="3.472cm" svg:y="5.989cm">
          <draw:image xlink:href="Pictures/10000000000004D7000003E0695688DE.jpg" xlink:type="simple" xlink:show="embed" xlink:actuate="onLoad">
            <text:p/>
          </draw:image>
        </draw:frame>
        <draw:frame draw:style-name="gr2" draw:text-style-name="P2" draw:layer="layout" svg:width="4.409cm" svg:height="0.962cm" svg:x="1.7cm" svg:y="4.5cm">
          <draw:text-box>
            <text:p text:style-name="P2"><text:span text:style-name="T1">Map selection</text:span></text:p>
          </draw:text-box>
        </draw:frame>
        <draw:frame draw:style-name="gr2" draw:text-style-name="P2" draw:layer="layout" svg:width="4.515cm" svg:height="0.962cm" svg:x="3.8cm" svg:y="3.138cm">
          <draw:text-box>
            <text:p text:style-name="P2"><text:span text:style-name="T1">Data selection</text:span></text:p>
          </draw:text-box>
        </draw:frame>
        <draw:frame draw:style-name="gr2" draw:text-style-name="P2" draw:layer="layout" svg:width="4.041cm" svg:height="1.673cm" svg:x="8.159cm" svg:y="1.8cm">
          <draw:text-box>
            <text:p text:style-name="P2"><text:span text:style-name="T1">Visualisation</text:span></text:p>
            <text:p text:style-name="P2"><text:span text:style-name="T1">method</text:span></text:p>
          </draw:text-box>
        </draw:frame>
        <draw:frame draw:style-name="gr2" draw:text-style-name="P2" draw:layer="layout" svg:width="3.812cm" svg:height="1.673cm" svg:x="12.3cm" svg:y="2.627cm">
          <draw:text-box>
            <text:p text:style-name="P2"><text:span text:style-name="T1">Selection of</text:span></text:p>
            <text:p text:style-name="P2"><text:span text:style-name="T1">markers</text:span></text:p>
          </draw:text-box>
        </draw:frame>
        <draw:frame draw:style-name="gr2" draw:text-style-name="P2" draw:layer="layout" svg:width="3.635cm" svg:height="0.962cm" svg:x="15.7cm" svg:y="4.338cm">
          <draw:text-box>
            <text:p text:style-name="P2"><text:span text:style-name="T1">Fine tuning</text:span></text:p>
          </draw:text-box>
        </draw:frame>
        <draw:line draw:style-name="gr3" draw:text-style-name="P3" draw:layer="layout" svg:x1="3.9cm" svg:y1="5.5cm" svg:x2="5.2cm" svg:y2="7.4cm">
          <text:p/>
        </draw:line>
        <draw:line draw:style-name="gr3" draw:text-style-name="P3" draw:layer="layout" svg:x1="6.7cm" svg:y1="4.1cm" svg:x2="8.3cm" svg:y2="7.4cm">
          <text:p/>
        </draw:line>
        <draw:line draw:style-name="gr3" draw:text-style-name="P3" draw:layer="layout" svg:x1="10.3cm" svg:y1="3.5cm" svg:x2="10.4cm" svg:y2="7.3cm">
          <text:p/>
        </draw:line>
        <draw:line draw:style-name="gr3" draw:text-style-name="P3" draw:layer="layout" svg:x1="13.7cm" svg:y1="4.2cm" svg:x2="12.6cm" svg:y2="7.4cm">
          <text:p/>
        </draw:line>
        <draw:line draw:style-name="gr3" draw:text-style-name="P3" draw:layer="layout" svg:x1="17.2cm" svg:y1="5.3cm" svg:x2="15.7cm" svg:y2="7.4cm">
          <text:p/>
        </draw:line>
        <draw:frame draw:style-name="gr2" draw:text-style-name="P2" draw:layer="layout" svg:width="9.726cm" svg:height="1.673cm" svg:x="6.2cm" svg:y="18.127cm">
          <draw:text-box>
            <text:p text:style-name="P2"><text:span text:style-name="T1">Selected map area</text:span></text:p>
            <text:p text:style-name="P2"><text:span text:style-name="T1">with interactive data visualisation</text:span></text:p>
          </draw:text-box>
        </draw:frame>
        <draw:line draw:style-name="gr3" draw:text-style-name="P3" draw:layer="layout" svg:x1="9.7cm" svg:y1="18.1cm" svg:x2="9.7cm" svg:y2="15.2cm">
          <text:p/>
        </draw:line>
        <draw:frame draw:style-name="gr2" draw:text-style-name="P4" draw:layer="layout" svg:width="1.764cm" svg:height="0.806cm" draw:transform="rotate (1.5707963267949) translate (2.1cm 9.264cm)">
          <draw:text-box>
            <text:p text:style-name="P4"><text:span text:style-name="T2">Zoom</text:span></text:p>
          </draw:text-box>
        </draw:frame>
        <draw:frame draw:style-name="gr2" draw:text-style-name="P4" draw:layer="layout" svg:width="2.352cm" svg:height="0.806cm" draw:transform="rotate (-1.5707963267949) translate (19.106cm 8.3cm)">
          <draw:text-box>
            <text:p text:style-name="P4"><text:span text:style-name="T2">Controls</text:span></text:p>
          </draw:text-box>
        </draw:frame>
        <draw:line draw:style-name="gr3" draw:text-style-name="P3" draw:layer="layout" svg:x1="2cm" svg:y1="9.5cm" svg:x2="3.4cm" svg:y2="9.5cm">
          <text:p/>
        </draw:line>
        <draw:line draw:style-name="gr3" draw:text-style-name="P3" draw:layer="layout" svg:x1="19.2cm" svg:y1="8cm" svg:x2="17.9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23:34:42.204756262</meta:creation-date>
    <dc:date>2014-09-22T23:49:24.449601744</dc:date>
    <meta:editing-duration>PT12M42S</meta:editing-duration>
    <meta:editing-cycles>3</meta:editing-cycles>
    <meta:generator>LibreOffice/4.2.6.3$Linux_X86_64 LibreOffice_project/420m0$Build-3</meta:generator>
    <meta:document-statistic meta:object-count="17"/>
  </office:meta>
</office:document-meta>
</file>